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tinuationDataBean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ContinuationDataBean.getTimeToLiveInMin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DataBean.getInterpret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DataBean.getLastAccess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Data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DataBean.get_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DataBean.WebContinuationDataBean( WebContinuation w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ContinuationDataBean.hasExpi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inuationDataBean.getTimeTo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DataBean.getExpir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